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3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6.48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56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4.5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463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2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884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5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2.551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6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8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009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20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14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1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3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7.954cm" fo:min-width="6.48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564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31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6.481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4.58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4.58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3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6.153cm" fo:min-width="6.481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564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4.5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816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70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3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6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303cm" fo:min-width="2.89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2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4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6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3.28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8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17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9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1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3.699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3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4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2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5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07cm" fo:min-width="0cm" fo:padding-top="0.127cm" fo:padding-bottom="0.127cm" fo:padding-left="0.254cm" fo:padding-right="0.254cm" fo:wrap-option="wrap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9393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118002"/>
      <style:paragraph-properties fo:text-align="start" style:font-independent-line-spacing="true"/>
      <style:text-properties fo:font-size="18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9ed462"/>
      <style:paragraph-properties fo:text-align="start" style:font-independent-line-spacing="true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rum Task Board Template" draw:style-name="dp1" draw:master-page-name="Title_20_Only" presentation:presentation-page-layout-name="AL1T19">
        <draw:frame draw:name="Title 10" presentation:style-name="pr1" draw:text-style-name="P2" draw:layer="layout" svg:width="16.721cm" svg:height="1.269cm" svg:x="4.339cm" svg:y="0.093cm" presentation:class="title" presentation:user-transformed="true">
          <draw:text-box>
            <text:p text:style-name="P1"><text:span text:style-name="T1">Sprint 0 backlog</text:span></text:p>
          </draw:text-box>
        </draw:frame>
        <draw:custom-shape draw:name="TextBox 11" draw:style-name="gr1" draw:text-style-name="P4" draw:layer="layout" svg:width="1.536cm" svg:height="0.927cm" svg:x="11.829cm" svg:y="1.176cm">
          <text:p text:style-name="P3"><text:span text:style-name="T2">D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5" draw:layer="layout" svg:width="3.809cm" svg:height="13.755cm" svg:x="0.76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5" draw:layer="layout" svg:width="6.98cm" svg:height="13.755cm" svg:x="4.42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063cm" svg:height="13.755cm" svg:x="11.554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5" draw:layer="layout" svg:width="4.063cm" svg:height="13.755cm" svg:x="15.618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6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6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6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" draw:text-style-name="P5" draw:layer="layout" svg:width="5.079cm" svg:height="13.755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5" draw:text-style-name="P6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" draw:text-style-name="P7" draw:layer="layout" svg:width="3.28cm" svg:height="3.223cm" svg:x="1.027cm" svg:y="4.657cm">
          <text:p/>
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<draw:equation draw:name="f0" draw:formula="logwidth"/>
            <draw:equation draw:name="f1" draw:formula="logheight"/>
          </draw:enhanced-geometry>
        </draw:custom-shape>
        <draw:custom-shape draw:name="TextBox 147" draw:style-name="gr8" draw:text-style-name="P9" draw:layer="layout" svg:width="2.832cm" svg:height="2.027cm" svg:x="1.271cm" svg:y="5.406cm">
          <text:p text:style-name="P8"><text:span text:style-name="T4">Students want see his results in a form of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6">
          <draw:custom-shape draw:name="Oval 167" draw:style-name="gr9" draw:text-style-name="P10" draw:layer="layout" svg:width="0.455cm" svg:height="0.477cm" svg:x="2.499cm" svg:y="4.8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8" draw:style-name="gr9" draw:text-style-name="P10" draw:layer="layout" svg:width="0.303cm" svg:height="0.318cm" svg:x="2.703cm" svg:y="4.7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2.725cm" svg:y="4.867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12">
          <draw:custom-shape draw:name="Flowchart: Process 42" draw:style-name="gr11" draw:text-style-name="P11" draw:layer="layout" svg:width="3.146cm" svg:height="1.712cm" svg:x="16cm" svg:y="5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2" draw:text-style-name="P12" draw:layer="layout" svg:width="0.455cm" svg:height="0.266cm" svg:x="17.329cm" svg:y="5.1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177cm" svg:x="17.534cm" svg:y="5.10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18cm" svg:x="17.555cm" svg:y="5.15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8" draw:text-style-name="P13" draw:layer="layout" svg:width="2.793cm" svg:height="1.013cm" svg:x="16.185cm" svg:y="5.39cm">
            <text:p text:style-name="P8"><text:span text:style-name="T4">Collecting inform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13" draw:text-style-name="P11" draw:layer="layout" svg:width="3.146cm" svg:height="2.133cm" svg:x="15.8cm" svg:y="7.2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2" draw:text-style-name="P12" draw:layer="layout" svg:width="0.455cm" svg:height="0.332cm" svg:x="17.129cm" svg:y="7.3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223cm" svg:x="17.333cm" svg:y="7.33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7cm" svg:x="17.355cm" svg:y="7.38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8" draw:text-style-name="P13" draw:layer="layout" svg:width="2.793cm" svg:height="1.522cm" svg:x="15.985cm" svg:y="7.686cm">
            <text:p text:style-name="P8"><text:span text:style-name="T4">understanding and analysing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14" draw:text-style-name="P11" draw:layer="layout" svg:width="3.146cm" svg:height="3.065cm" svg:x="12.054cm" svg:y="7.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2" draw:text-style-name="P12" draw:layer="layout" svg:width="0.455cm" svg:height="0.477cm" svg:x="13.383cm" svg:y="7.6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13.588cm" svg:y="7.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609cm" svg:y="7.67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8" draw:text-style-name="P9" draw:layer="layout" svg:width="2.793cm" svg:height="2.027cm" svg:x="12.239cm" svg:y="8.098cm">
            <text:p text:style-name="P8"><text:span text:style-name="T4">Design a simple prototype for the web and desktop 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15" draw:text-style-name="P7" draw:layer="layout" svg:width="2.539cm" svg:height="2.8cm" svg:x="8.261cm" svg:y="10.4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8" draw:text-style-name="P9" draw:layer="layout" svg:width="2.375cm" svg:height="1.52cm" svg:x="8.4cm" svg:y="11.2cm">
          <text:p text:style-name="P3"><text:span text:style-name="T4">Data mining and machine learn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521cm" svg:height="0.477cm" svg:x="9.276cm" svg:y="10.52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47cm" svg:height="0.318cm" svg:x="9.217cm" svg:y="10.49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51cm" svg:height="0.212cm" svg:x="9.289cm" svg:y="10.572cm">
            <text:p/>
            <draw:enhanced-geometry draw:mirror-horizontal="tru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86">
          <draw:custom-shape draw:name="Flowchart: Process 42" draw:style-name="gr17" draw:text-style-name="P14" draw:layer="layout" svg:width="2.539cm" svg:height="1.911cm" svg:x="11.861cm" svg:y="11.41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9" draw:layer="layout" svg:width="2.375cm" svg:height="1.013cm" svg:x="11.943cm" svg:y="12.081cm">
            <text:p text:style-name="P3"><text:span text:style-name="T4">Design data ma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9" draw:text-style-name="P10" draw:layer="layout" svg:width="0.455cm" svg:height="0.477cm" svg:x="12.92cm" svg:y="11.4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13.124cm" svg:y="11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45cm" svg:y="11.47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4.72cm" svg:y="1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013cm" svg:x="4.964cm" svg:y="13.517cm">
            <text:p text:style-name="P8"><text:span text:style-name="T4">Design deskop and web 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6.212cm" svg:y="13.0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6.416cm" svg:y="13.0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6.438cm" svg:y="13.1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7.8cm" svg:y="15.4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52cm" svg:x="8.044cm" svg:y="15.917cm">
            <text:p text:style-name="P8"><text:span text:style-name="T4">Web and desktop app co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9.292cm" svg:y="15.4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9.496cm" svg:y="15.4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9.518cm" svg:y="15.5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19" draw:text-style-name="P14" draw:layer="layout" svg:width="2.539cm" svg:height="2.258cm" svg:x="4.8cm" svg:y="15.42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4" draw:layer="layout" svg:width="2.375cm" svg:height="1.522cm" svg:x="4.882cm" svg:y="16.204cm">
            <text:p text:style-name="P3"><text:span text:style-name="T4">What should we ask stud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20" draw:text-style-name="P10" draw:layer="layout" svg:width="0.455cm" svg:height="0.564cm" svg:x="5.859cm" svg:y="15.4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21" draw:text-style-name="P10" draw:layer="layout" svg:width="0.303cm" svg:height="0.376cm" svg:x="6.063cm" svg:y="15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51cm" svg:x="6.084cm" svg:y="15.49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custom-shape draw:name="Rectangle 1" draw:style-name="gr23" draw:text-style-name="P5" draw:layer="layout" svg:width="3.809cm" svg:height="8.254cm" svg:x="0.762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4" draw:text-style-name="P5" draw:layer="layout" svg:width="6.98cm" svg:height="8.203cm" svg:x="4.57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5" draw:text-style-name="P5" draw:layer="layout" svg:width="4.063cm" svg:height="8.254cm" svg:x="11.553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5" draw:text-style-name="P5" draw:layer="layout" svg:width="4.063cm" svg:height="8.254cm" svg:x="15.61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17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" draw:text-style-name="P17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7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7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30" draw:text-style-name="P5" draw:layer="layout" svg:width="5.079cm" svg:height="8.254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31" draw:text-style-name="P17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32" draw:text-style-name="P5" draw:layer="layout" svg:width="3.809cm" svg:height="5.502cm" svg:x="0.762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33" draw:text-style-name="P5" draw:layer="layout" svg:width="6.98cm" svg:height="6.402cm" svg:x="4.571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34" draw:text-style-name="P5" draw:layer="layout" svg:width="4.063cm" svg:height="5.502cm" svg:x="11.55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34" draw:text-style-name="P5" draw:layer="layout" svg:width="4.063cm" svg:height="5.502cm" svg:x="15.61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35" draw:text-style-name="P5" draw:layer="layout" svg:width="5.079cm" svg:height="5.502cm" svg:x="19.68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Flowchart: Process 42" draw:style-name="gr36" draw:text-style-name="P11" draw:layer="layout" svg:width="3.146cm" svg:height="3.065cm" svg:x="4.868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6" draw:text-style-name="P12" draw:layer="layout" svg:width="0.455cm" svg:height="0.477cm" svg:x="6.197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318cm" svg:x="6.402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37" draw:text-style-name="P13" draw:layer="layout" svg:width="2.793cm" svg:height="2.029cm" svg:x="5.053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36" draw:text-style-name="P11" draw:layer="layout" svg:width="3.146cm" svg:height="3.065cm" svg:x="8.206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6" draw:text-style-name="P12" draw:layer="layout" svg:width="0.455cm" svg:height="0.477cm" svg:x="9.535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318cm" svg:x="9.739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38" draw:text-style-name="P13" draw:layer="layout" svg:width="2.793cm" svg:height="2.029cm" svg:x="8.391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36" draw:text-style-name="P11" draw:layer="layout" svg:width="3.146cm" svg:height="3.065cm" svg:x="4.868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6" draw:text-style-name="P12" draw:layer="layout" svg:width="0.455cm" svg:height="0.477cm" svg:x="6.197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6.402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39" draw:text-style-name="P13" draw:layer="layout" svg:width="2.793cm" svg:height="2.029cm" svg:x="5.053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3">
          <draw:custom-shape draw:name="Flowchart: Process 42" draw:style-name="gr36" draw:text-style-name="P11" draw:layer="layout" svg:width="3.146cm" svg:height="3.065cm" svg:x="8.206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205">
            <draw:custom-shape draw:name="Oval 207" draw:style-name="gr16" draw:text-style-name="P12" draw:layer="layout" svg:width="0.455cm" svg:height="0.477cm" svg:x="9.535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8" draw:style-name="gr12" draw:text-style-name="P12" draw:layer="layout" svg:width="0.303cm" svg:height="0.318cm" svg:x="9.739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206" draw:style-name="gr40" draw:text-style-name="P13" draw:layer="layout" svg:width="2.793cm" svg:height="2.029cm" svg:x="8.391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41" draw:text-style-name="P7" draw:layer="layout" svg:width="2.539cm" svg:height="1.951cm" svg:x="7.836cm" svg:y="13.076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19" draw:style-name="gr42" draw:text-style-name="P4" draw:layer="layout" svg:width="2.539cm" svg:height="1.015cm" svg:x="7.836cm" svg:y="13.758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0">
          <draw:custom-shape draw:name="Oval 221" draw:style-name="gr43" draw:text-style-name="P10" draw:layer="layout" svg:width="0.455cm" svg:height="0.477cm" svg:x="8.89cm" svg:y="13.1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2" draw:style-name="gr9" draw:text-style-name="P10" draw:layer="layout" svg:width="0.303cm" svg:height="0.318cm" svg:x="9.094cm" svg:y="13.1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9.116cm" svg:y="13.2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241">
          <draw:custom-shape draw:name="Flowchart: Process 42" draw:style-name="gr44" draw:text-style-name="P11" draw:layer="layout" svg:width="2.539cm" svg:height="1.911cm" svg:x="4.95cm" svg:y="13.096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12" draw:style-name="gr45" draw:text-style-name="P4" draw:layer="layout" svg:width="2.375cm" svg:height="1.015cm" svg:x="5.032cm" svg:y="13.758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6">
            <draw:custom-shape draw:name="Oval 237" draw:style-name="gr16" draw:text-style-name="P12" draw:layer="layout" svg:width="0.455cm" svg:height="0.477cm" svg:x="6.043cm" svg:y="13.1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8" draw:style-name="gr12" draw:text-style-name="P12" draw:layer="layout" svg:width="0.303cm" svg:height="0.318cm" svg:x="6.247cm" svg:y="13.1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3.2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2">
          <draw:custom-shape draw:name="Flowchart: Process 42" draw:style-name="gr44" draw:text-style-name="P11" draw:layer="layout" svg:width="2.539cm" svg:height="1.911cm" svg:x="4.95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44" draw:style-name="gr46" draw:text-style-name="P4" draw:layer="layout" svg:width="2.375cm" svg:height="1.015cm" svg:x="5.032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5">
            <draw:custom-shape draw:name="Oval 246" draw:style-name="gr16" draw:text-style-name="P12" draw:layer="layout" svg:width="0.455cm" svg:height="0.477cm" svg:x="6.043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47" draw:style-name="gr12" draw:text-style-name="P12" draw:layer="layout" svg:width="0.303cm" svg:height="0.318cm" svg:x="6.247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9">
          <draw:custom-shape draw:name="Flowchart: Process 42" draw:style-name="gr44" draw:text-style-name="P11" draw:layer="layout" svg:width="2.539cm" svg:height="1.911cm" svg:x="8.418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1" draw:style-name="gr47" draw:text-style-name="P4" draw:layer="layout" svg:width="2.375cm" svg:height="1.015cm" svg:x="8.499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2">
            <draw:custom-shape draw:name="Oval 253" draw:style-name="gr16" draw:text-style-name="P12" draw:layer="layout" svg:width="0.455cm" svg:height="0.477cm" svg:x="9.511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4" draw:style-name="gr12" draw:text-style-name="P12" draw:layer="layout" svg:width="0.303cm" svg:height="0.318cm" svg:x="9.715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36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3">
          <draw:custom-shape draw:name="Flowchart: Process 42" draw:style-name="gr48" draw:text-style-name="P14" draw:layer="layout" svg:width="2.539cm" svg:height="1.911cm" svg:x="12.745cm" svg:y="6.99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66" draw:style-name="gr49" draw:text-style-name="P4" draw:layer="layout" svg:width="2.375cm" svg:height="1.015cm" svg:x="12.827cm" svg:y="7.65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67">
            <draw:custom-shape draw:name="Oval 268" draw:style-name="gr16" draw:text-style-name="P12" draw:layer="layout" svg:width="0.455cm" svg:height="0.477cm" svg:x="13.838cm" svg:y="7.0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69" draw:style-name="gr12" draw:text-style-name="P12" draw:layer="layout" svg:width="0.303cm" svg:height="0.318cm" svg:x="14.042cm" svg:y="7.02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064cm" svg:y="7.1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78">
          <draw:custom-shape draw:name="Flowchart: Process 42" draw:style-name="gr48" draw:text-style-name="P14" draw:layer="layout" svg:width="2.539cm" svg:height="1.911cm" svg:x="12.794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0" draw:style-name="gr50" draw:text-style-name="P4" draw:layer="layout" svg:width="2.375cm" svg:height="1.015cm" svg:x="12.876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1">
            <draw:custom-shape draw:name="Oval 282" draw:style-name="gr16" draw:text-style-name="P12" draw:layer="layout" svg:width="0.455cm" svg:height="0.477cm" svg:x="13.887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3" draw:style-name="gr12" draw:text-style-name="P12" draw:layer="layout" svg:width="0.303cm" svg:height="0.318cm" svg:x="14.091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113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custom-shape draw:name="Flowchart: Process 42" draw:style-name="gr51" draw:text-style-name="P7" draw:layer="layout" svg:width="2.539cm" svg:height="1.911cm" svg:x="16.087cm" svg:y="4.65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52" draw:text-style-name="P4" draw:layer="layout" svg:width="2.375cm" svg:height="1.015cm" svg:x="16.169cm" svg:y="5.31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455cm" svg:height="0.477cm" svg:x="17.18cm" svg:y="4.7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03cm" svg:height="0.318cm" svg:x="17.384cm" svg:y="4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4.76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51" draw:text-style-name="P7" draw:layer="layout" svg:width="2.539cm" svg:height="1.911cm" svg:x="16.978cm" svg:y="6.99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1" draw:style-name="gr53" draw:text-style-name="P4" draw:layer="layout" svg:width="2.375cm" svg:height="1.015cm" svg:x="17.06cm" svg:y="7.65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2">
          <draw:custom-shape draw:name="Oval 303" draw:style-name="gr16" draw:text-style-name="P12" draw:layer="layout" svg:width="0.455cm" svg:height="0.477cm" svg:x="18.071cm" svg:y="7.0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4" draw:style-name="gr12" draw:text-style-name="P12" draw:layer="layout" svg:width="0.303cm" svg:height="0.318cm" svg:x="18.276cm" svg:y="7.0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8.297cm" svg:y="7.1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48" draw:text-style-name="P14" draw:layer="layout" svg:width="2.539cm" svg:height="1.911cm" svg:x="16.087cm" svg:y="9.241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8" draw:style-name="gr54" draw:text-style-name="P4" draw:layer="layout" svg:width="2.375cm" svg:height="1.015cm" svg:x="16.169cm" svg:y="9.903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9">
          <draw:custom-shape draw:name="Oval 310" draw:style-name="gr16" draw:text-style-name="P12" draw:layer="layout" svg:width="0.455cm" svg:height="0.477cm" svg:x="17.18cm" svg:y="9.2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1" draw:style-name="gr12" draw:text-style-name="P12" draw:layer="layout" svg:width="0.303cm" svg:height="0.318cm" svg:x="17.384cm" svg:y="9.2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9.348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60">
          <draw:custom-shape draw:name="Flowchart: Process 42" draw:style-name="gr48" draw:text-style-name="P14" draw:layer="layout" svg:width="2.539cm" svg:height="1.911cm" svg:x="11.853cm" svg:y="4.65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9" draw:style-name="gr55" draw:text-style-name="P4" draw:layer="layout" svg:width="2.375cm" svg:height="1.015cm" svg:x="11.935cm" svg:y="5.31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3">
            <draw:custom-shape draw:name="Oval 314" draw:style-name="gr56" draw:text-style-name="P18" draw:layer="layout" svg:width="0.455cm" svg:height="0.477cm" svg:x="12.924cm" svg:y="4.6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5" draw:style-name="gr57" draw:text-style-name="P18" draw:layer="layout" svg:width="0.303cm" svg:height="0.318cm" svg:x="13.128cm" svg:y="4.65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5cm" svg:y="4.73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48" draw:text-style-name="P14" draw:layer="layout" svg:width="2.539cm" svg:height="1.911cm" svg:x="11.853cm" svg:y="9.241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58" draw:text-style-name="P4" draw:layer="layout" svg:width="2.375cm" svg:height="1.015cm" svg:x="11.935cm" svg:y="9.903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43" draw:text-style-name="P10" draw:layer="layout" svg:width="0.455cm" svg:height="0.477cm" svg:x="12.912cm" svg:y="9.2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13.116cm" svg:y="9.22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37cm" svg:y="9.30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55">
          <draw:custom-shape draw:name="Flowchart: Process 42" draw:style-name="gr59" draw:text-style-name="P14" draw:layer="layout" svg:width="3.39cm" svg:height="2.552cm" svg:x="11.855cm" svg:y="15.22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7" draw:style-name="gr60" draw:text-style-name="P4" draw:layer="layout" svg:width="3.265cm" svg:height="2.029cm" svg:x="11.937cm" svg:y="15.89cm">
            <text:p text:style-name="P3"><text:span text:style-name="T4">This is a sample text. Replace it with your own.</text:span></text:p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21">
            <draw:custom-shape draw:name="Oval 322" draw:style-name="gr56" draw:text-style-name="P18" draw:layer="layout" svg:width="0.455cm" svg:height="0.477cm" svg:x="13.333cm" svg:y="15.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23" draw:style-name="gr57" draw:text-style-name="P18" draw:layer="layout" svg:width="0.303cm" svg:height="0.318cm" svg:x="13.537cm" svg:y="15.2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559cm" svg:y="15.34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9">
          <draw:custom-shape draw:name="Flowchart: Process 42" draw:style-name="gr44" draw:text-style-name="P11" draw:layer="layout" svg:width="2.539cm" svg:height="1.911cm" svg:x="16.087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34" draw:style-name="gr61" draw:text-style-name="P4" draw:layer="layout" svg:width="2.375cm" svg:height="1.015cm" svg:x="16.169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35">
            <draw:custom-shape draw:name="Oval 336" draw:style-name="gr16" draw:text-style-name="P12" draw:layer="layout" svg:width="0.455cm" svg:height="0.477cm" svg:x="17.18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37" draw:style-name="gr12" draw:text-style-name="P12" draw:layer="layout" svg:width="0.303cm" svg:height="0.318cm" svg:x="17.384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405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8">
          <draw:custom-shape draw:name="Flowchart: Process 42" draw:style-name="gr62" draw:text-style-name="P15" draw:layer="layout" svg:width="2.539cm" svg:height="1.911cm" svg:x="16.458cm" svg:y="15.50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41" draw:style-name="gr63" draw:text-style-name="P4" draw:layer="layout" svg:width="2.375cm" svg:height="1.015cm" svg:x="16.54cm" svg:y="16.171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2">
            <draw:custom-shape draw:name="Oval 343" draw:style-name="gr16" draw:text-style-name="P12" draw:layer="layout" svg:width="0.455cm" svg:height="0.477cm" svg:x="17.551cm" svg:y="15.56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44" draw:style-name="gr12" draw:text-style-name="P12" draw:layer="layout" svg:width="0.303cm" svg:height="0.318cm" svg:x="17.756cm" svg:y="15.5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777cm" svg:y="15.61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7">
          <draw:custom-shape draw:name="Rectangle 1" draw:style-name="gr64" draw:text-style-name="P11" draw:layer="layout" svg:width="3.28cm" svg:height="3.223cm" svg:x="20.108cm" svg:y="4.75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48" draw:style-name="gr65" draw:text-style-name="P13" draw:layer="layout" svg:width="2.832cm" svg:height="2.029cm" svg:x="20.353cm" svg:y="5.50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9">
            <draw:custom-shape draw:name="Oval 350" draw:style-name="gr16" draw:text-style-name="P12" draw:layer="layout" svg:width="0.455cm" svg:height="0.477cm" svg:x="21.601cm" svg:y="4.87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1" draw:style-name="gr12" draw:text-style-name="P12" draw:layer="layout" svg:width="0.303cm" svg:height="0.318cm" svg:x="21.805cm" svg:y="4.8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1.826cm" svg:y="4.92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8">
          <draw:custom-shape draw:name="Rectangle 1" draw:style-name="gr66" draw:text-style-name="P14" draw:layer="layout" svg:width="3.28cm" svg:height="3.533cm" svg:x="0.92cm" svg:y="13.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55" draw:style-name="gr67" draw:text-style-name="P13" draw:layer="layout" svg:width="2.832cm" svg:height="2.536cm" svg:x="1.165cm" svg:y="14.022cm">
            <text:p text:style-name="P8"><text:span text:style-name="T4">Student want compare his actual year results with other ye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56">
            <draw:custom-shape draw:name="Oval 357" draw:style-name="gr68" draw:text-style-name="P12" draw:layer="layout" svg:width="0.455cm" svg:height="0.523cm" svg:x="2.412cm" svg:y="13.3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8" draw:style-name="gr12" draw:text-style-name="P12" draw:layer="layout" svg:width="0.303cm" svg:height="0.349cm" svg:x="2.616cm" svg:y="13.3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32cm" svg:x="2.638cm" svg:y="13.3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69" draw:text-style-name="P15" draw:layer="layout" svg:width="3.28cm" svg:height="3.223cm" svg:x="20.976cm" svg:y="9.06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70" draw:text-style-name="P13" draw:layer="layout" svg:width="2.832cm" svg:height="2.029cm" svg:x="21.22cm" svg:y="9.811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6" draw:text-style-name="P12" draw:layer="layout" svg:width="0.455cm" svg:height="0.477cm" svg:x="22.468cm" svg:y="9.1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318cm" svg:x="22.672cm" svg:y="9.1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2.694cm" svg:y="9.2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7">
          <draw:custom-shape draw:name="Rectangle 1" draw:style-name="gr71" draw:text-style-name="P15" draw:layer="layout" svg:width="3.28cm" svg:height="3.948cm" svg:x="0.92cm" svg:y="4.977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154" draw:style-name="gr72" draw:text-style-name="P13" draw:layer="layout" svg:width="2.832cm" svg:height="2.536cm" svg:x="1.164cm" svg:y="5.896cm">
            <text:p text:style-name="P8"><text:span text:style-name="T4">Students want knows the reasons of failurs <text:s/>and get some advic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78">
            <draw:custom-shape draw:name="Oval 179" draw:style-name="gr73" draw:text-style-name="P12" draw:layer="layout" svg:width="0.455cm" svg:height="0.584cm" svg:x="2.412cm" svg:y="5.1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0" draw:style-name="gr74" draw:text-style-name="P12" draw:layer="layout" svg:width="0.303cm" svg:height="0.39cm" svg:x="2.616cm" svg:y="5.0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75" draw:text-style-name="P5" draw:layer="layout" svg:width="0.219cm" svg:height="0.26cm" svg:x="2.638cm" svg:y="5.18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" svg:font-family="Calibri"/>
    <style:font-face style:name="Calibri1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a0000" draw:end-color="#d60000" draw:start-intensity="100%" draw:end-intensity="100%" draw:angle="1800" draw:border="0%"/>
    <draw:gradient draw:name="Gradient_20_2" draw:display-name="Gradient 2" draw:style="linear" draw:start-color="#ffe115" draw:end-color="#ffe321" draw:start-intensity="100%" draw:end-intensity="100%" draw:angle="1350" draw:border="0%"/>
    <draw:gradient draw:name="Gradient_20_3" draw:display-name="Gradient 3" draw:style="linear" draw:start-color="#1ac2ff" draw:end-color="#008cf0" draw:start-intensity="100%" draw:end-intensity="100%" draw:angle="1350" draw:border="58%"/>
    <draw:gradient draw:name="Gradient_20_4" draw:display-name="Gradient 4" draw:style="linear" draw:start-color="#eeb000" draw:end-color="#f8cc0c" draw:start-intensity="100%" draw:end-intensity="100%" draw:angle="18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msFillGradient_20_1" draw:display-name="msFillGradient 1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16.721cm" svg:height="1.269cm" svg:x="4.339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20">20/12/2019</text:date></text:span></text:p>
        </draw:text-box>
      </draw:frame>
      <draw:frame draw:name="Footer Placeholder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20">20/12/2019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éro&gt;</text:page-number></text:span></text:p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Agile Roadmap</dc:title>
    <meta:initial-creator>Md Aminul Islam</meta:initial-creator>
    <meta:editing-cycles>28</meta:editing-cycles>
    <meta:creation-date>2013-04-11T13:53:35</meta:creation-date>
    <dc:date>2019-12-20T20:18:38.964000000</dc:date>
    <meta:editing-duration>PT2H48M20S</meta:editing-duration>
    <meta:generator>LibreOffice/6.3.3.2$Windows_X86_64 LibreOffice_project/a64200df03143b798afd1ec74a12ab50359878ed</meta:generator>
    <meta:document-statistic meta:object-count="27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